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e3cf" officeooo:paragraph-rsid="000fe3cf" style:font-size-asian="14pt" style:font-size-complex="16pt"/>
    </style:style>
    <style:style style:name="P2" style:family="paragraph" style:parent-style-name="Standard">
      <style:paragraph-properties fo:text-align="start" style:justify-single-word="false"/>
      <style:text-properties fo:font-size="12pt" officeooo:rsid="000fe3cf" officeooo:paragraph-rsid="000fe3cf" style:font-size-asian="10.5pt" style:font-size-complex="12pt"/>
    </style:style>
    <style:style style:name="P3" style:family="paragraph" style:parent-style-name="Standard">
      <style:paragraph-properties fo:text-align="start" style:justify-single-word="false"/>
      <style:text-properties fo:font-size="12pt" officeooo:rsid="000fe3cf" officeooo:paragraph-rsid="00114122" style:font-size-asian="10.5pt" style:font-size-complex="12pt"/>
    </style:style>
    <style:style style:name="P4" style:family="paragraph" style:parent-style-name="Standard">
      <style:paragraph-properties fo:text-align="center" style:justify-single-word="false"/>
      <style:text-properties fo:font-size="12pt" officeooo:rsid="000fe3cf" officeooo:paragraph-rsid="000fe3cf" style:font-size-asian="10.5pt" style:font-size-complex="12pt"/>
    </style:style>
    <style:style style:name="P5" style:family="paragraph" style:parent-style-name="Standard">
      <style:paragraph-properties fo:text-align="center" style:justify-single-word="false"/>
      <style:text-properties fo:font-size="12pt" officeooo:rsid="000fe3cf" officeooo:paragraph-rsid="00114122" style:font-size-asian="10.5pt" style:font-size-complex="12pt"/>
    </style:style>
    <style:style style:name="P6" style:family="paragraph" style:parent-style-name="Header">
      <style:paragraph-properties fo:text-align="end" style:justify-single-word="false"/>
      <style:text-properties officeooo:rsid="001762ba" officeooo:paragraph-rsid="001762ba"/>
    </style:style>
    <style:style style:name="T1" style:family="text">
      <style:text-properties fo:font-size="14pt" style:font-size-asian="14pt" style:font-size-complex="14pt"/>
    </style:style>
    <style:style style:name="T2" style:family="text">
      <style:text-properties fo:font-size="14pt" officeooo:rsid="0013a3ad" style:font-size-asian="14pt" style:font-size-complex="14pt"/>
    </style:style>
    <style:style style:name="T3" style:family="text">
      <style:text-properties officeooo:rsid="00114122"/>
    </style:style>
    <style:style style:name="T4" style:family="text">
      <style:text-properties officeooo:rsid="00117f40"/>
    </style:style>
    <style:style style:name="T5" style:family="text">
      <style:text-properties officeooo:rsid="001370bc"/>
    </style:style>
    <style:style style:name="T6" style:family="text">
      <style:text-properties officeooo:rsid="0013a3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Roller Coaster / Bead on a Wire</text:p>
      <text:p text:style-name="P1"/>
      <text:p text:style-name="P4"><text:tab/><text:span text:style-name="T1">Introduction</text:span></text:p>
      <text:p text:style-name="P2"><text:tab/>First off I only managed to get the bead on the wire phase done with a ball and a string. I have included an executable of the track under curvature with a sphere but the curvature of the track is incorrect, in fact I don’t even remember how I got it to look like that as I never got the Frenat Frame to work properly. <text:s/>The executable is WireAnimation ran the same as the other executable ./WireAnimation. As for the actual program called Anim it has the bare requirements of the three phases of motion a bead on a wire and frame by frame updating of speed. It technically has normal force calculated but it isn’t implemented because I don’t have the Fernet Frame. <text:span text:style-name="T6">Also file input for the track has been implemented in the file “track.txt” just change values based off the TA given code for file I/O. Everything included for the assignment is in A1 zip </text:span></text:p>
      <text:p text:style-name="P4"/>
      <text:p text:style-name="P4"><text:span text:style-name="T1">Algorithm</text:span> <text:span text:style-name="T1">Choices</text:span></text:p>
      <text:p text:style-name="P3"><text:tab/>When designing the track <text:span text:style-name="T3">I used Chaikin subdivision which was simply taking a vector of points and increment one more point in then average them each time moding by the size of the vector of points to make sure I don’t go out of bounds.</text:span></text:p>
      <text:p text:style-name="P3"><text:span text:style-name="T3"><text:tab/>I used algorithm one on the information sheet <text:s/></text:span><text:a xlink:type="simple" xlink:href="http://algorithmicbotany.org/courses/CPSC587/Winter2017/CPSC587_687_RollerCoaster.pdf" text:style-name="Internet_20_link" text:visited-style-name="Visited_20_Internet_20_Link"><text:span text:style-name="T3">http://algorithmicbotany.org/courses/CPSC587/Winter2017/CPSC587_687_RollerCoaster.pdf</text:span></text:a><text:span text:style-name="T3"> Arc Length Parameterization to move along my piece wise curve by a length DS which I update with speed. </text:span></text:p>
      <text:p text:style-name="P3"><text:tab/><text:span text:style-name="T3">For calculating the speed of my cart I used the three methods of velocity based off the phases of my roller coaster. First the incline up the initial starting point to the highest point is going up by a constant velocity I set as global vmin. Next the free falling stage set by the equation 27 given on the sheet at the link above. Third the deceleration I get the current speed multiplied by the starting position - current points position divided by the length of the deceleration stage. However there is a problem in my deceleration phase, I can make it longer by increasing the length of the decel segment but when I set the hard value start is subtracted by greater then 50 the result becomes messed up with warping around or sudden acceleration.</text:span></text:p>
      <text:p text:style-name="P3"><text:tab/><text:span text:style-name="T4">As for getting curvature I used equations 50 ,51, 54 to get k value and equation 57 to get the centripetal acceleration as these equations worked for the piece wise way I created my line and subdivided it up to create the curve.</text:span></text:p>
      <text:p text:style-name="P3"><text:tab/><text:span text:style-name="T5">Lastly I had some of the values set up for the Frenet Frame but never set it up they are in my code from lines 270 to 303 but not implemented due to the mat4 not being set up properly.</text:span></text:p>
      <text:p text:style-name="P3"/>
      <text:p text:style-name="P5"><text:tab/><text:span text:style-name="T2">Issues</text:span></text:p>
      <text:p text:style-name="P3"><text:span text:style-name="T2"><text:tab/></text:span><text:span text:style-name="T6">Again the deceleration doesn’t seem to work with shorter distances of deceleration and I don’t have the actual roller coasters frenet frame set up. <text:s/>Also my curvature on the executable WireAnimation is clearly incorrect for the track. Lastly I have no idea why but before going back to initial start state of velocity the bead loops twice. I have no idea why I even divided curvePoints.size() by 2 to half the values but it still goes around twice. Not a big deal but something I couldn't figure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2ba" officeooo:paragraph-rsid="001762b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eremy Lau </text:p>
        <text:p text:style-name="MP1">1012909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1:11:04.183842105</meta:creation-date>
    <dc:date>2017-02-07T12:12:49.416297348</dc:date>
    <meta:editing-duration>PT18M2S</meta:editing-duration>
    <meta:editing-cycles>6</meta:editing-cycles>
    <meta:generator>LibreOffice/5.1.6.2.0$Linux_X86_64 LibreOffice_project/10$Build-2</meta:generator>
    <meta:document-statistic meta:table-count="0" meta:image-count="0" meta:object-count="0" meta:page-count="1" meta:paragraph-count="13" meta:word-count="554" meta:character-count="3096" meta:non-whitespace-character-count="2540"/>
  </office:meta>
</office:document-meta>
</file>